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cm" fo:min-width="5.1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5.8cm"/>
    </style:style>
    <style:style style:name="gr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6cm" svg:height="3.3cm" svg:x="13.2cm" svg:y="8.1cm">
          <text:p text:style-name="P1"><text:span text:style-name="T1">Adhyātmic</text:span></text:p>
          <text:p text:style-name="P1"><text:span text:style-name="T2">(me and you, </text:span></text:p>
          <text:p text:style-name="P1"><text:span text:style-name="T2">controlled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3cm" svg:height="3cm" svg:x="6.9cm" svg:y="18.2cm">
          <text:p text:style-name="P1"><text:span text:style-name="T1">Adhibhautic</text:span></text:p>
          <text:p text:style-name="P1"><text:span text:style-name="T2">(the body)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6cm" svg:y1="11.4cm" svg:x2="10.05cm" svg:y2="18.2cm" draw:start-shape="id1" draw:start-glue-point="2" draw:end-shape="id2" draw:end-glue-point="0" svg:d="M16000 11400v3400h-5950v3400" svg:viewBox="0 0 5951 6801">
          <text:p/>
        </draw:connector>
        <draw:connector draw:style-name="gr3" draw:text-style-name="P2" draw:layer="layout" svg:x1="4.15cm" svg:y1="11.4cm" svg:x2="10.05cm" svg:y2="18.2cm" draw:start-shape="id3" draw:start-glue-point="2" draw:end-shape="id2" svg:d="M4150 11400v3400h5900v3400" svg:viewBox="0 0 5901 6801">
          <text:p/>
        </draw:connector>
        <draw:custom-shape draw:style-name="gr2" draw:text-style-name="P3" xml:id="id3" draw:id="id3" draw:layer="layout" svg:width="6.3cm" svg:height="3cm" svg:x="1cm" svg:y="8.4cm">
          <text:p text:style-name="P3"><text:span text:style-name="T1">Adhidaivic</text:span></text:p>
          <text:p text:style-name="P3">(demigods, nature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05T19:19:24.097000000</meta:creation-date>
    <dc:date>2021-08-05T19:27:05.495000000</dc:date>
    <meta:editing-duration>PT7M40S</meta:editing-duration>
    <meta:editing-cycles>7</meta:editing-cycles>
    <meta:generator>LibreOffice/5.1.4.2$Windows_x86 LibreOffice_project/f99d75f39f1c57ebdd7ffc5f42867c12031db97a</meta:generator>
    <meta:document-statistic meta:object-count="5"/>
  </office:meta>
</office:document-meta>
</file>